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Helvetica" svg:font-family="Helvetica"/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Banda Regular" svg:font-family="'Banda Regular'" style:font-pitch="variable"/>
    <style:font-face style:name="Cabin" svg:font-family="Cabi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abin" fo:font-size="12pt" style:font-size-asian="12pt" style:font-size-complex="12pt"/>
    </style:style>
    <style:style style:name="P2" style:family="paragraph" style:parent-style-name="Standard">
      <style:text-properties style:font-name="Cabi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1in" fo:margin-right="0in" fo:text-indent="0in" style:auto-text-indent="false"/>
      <style:text-properties style:font-name="Cabi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1in" fo:margin-right="0in" fo:text-indent="0in" style:auto-text-indent="false"/>
      <style:text-properties style:font-name="Cabin" fo:font-size="12pt" style:font-size-asian="12pt" style:font-size-complex="12pt"/>
    </style:style>
    <style:style style:name="P5" style:family="paragraph" style:parent-style-name="Standard" style:list-style-name="L3">
      <style:paragraph-properties fo:margin-left="1in" fo:margin-right="0in" fo:text-indent="0in" style:auto-text-indent="false"/>
      <style:text-properties style:font-name="Cabin" fo:font-size="12pt" style:font-size-asian="12pt" style:font-size-complex="12pt"/>
    </style:style>
    <style:style style:name="P6" style:family="paragraph" style:parent-style-name="Standard" style:list-style-name="L4">
      <style:paragraph-properties fo:margin-left="1in" fo:margin-right="0in" fo:text-indent="0in" style:auto-text-indent="false"/>
      <style:text-properties style:font-name="Cabin" fo:font-size="12pt" style:font-size-asian="12pt" style:font-size-complex="12pt"/>
    </style:style>
    <style:style style:name="P7" style:family="paragraph" style:parent-style-name="Standard" style:list-style-name="L5">
      <style:paragraph-properties fo:margin-left="1in" fo:margin-right="0in" fo:text-indent="0in" style:auto-text-indent="false"/>
      <style:text-properties style:font-name="Cabin" fo:font-size="12pt" style:font-size-asian="12pt" style:font-size-complex="12pt"/>
    </style:style>
    <style:style style:name="P8" style:family="paragraph" style:parent-style-name="Standard" style:list-style-name="L6">
      <style:paragraph-properties fo:margin-left="1in" fo:margin-right="0in" fo:text-indent="0in" style:auto-text-indent="false"/>
      <style:text-properties style:font-name="Cabin" fo:font-size="12pt" style:font-size-asian="12pt" style:font-size-complex="12pt"/>
    </style:style>
    <style:style style:name="P9" style:family="paragraph" style:parent-style-name="Standard" style:list-style-name="L9">
      <style:paragraph-properties fo:margin-left="1in" fo:margin-right="0in" fo:text-indent="0in" style:auto-text-indent="false"/>
      <style:text-properties style:font-name="Cabin" fo:font-size="12pt" style:font-size-asian="12pt" style:font-size-complex="12pt"/>
    </style:style>
    <style:style style:name="P10" style:family="paragraph" style:parent-style-name="Standard" style:list-style-name="L7">
      <style:paragraph-properties fo:margin-left="1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L8">
      <style:paragraph-properties fo:margin-left="1in" fo:margin-right="0in" fo:text-indent="0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.9898in" fo:margin-right="0in" fo:text-indent="0in" style:auto-text-indent="false"/>
      <style:text-properties style:font-name="Cabin" fo:font-size="12pt" style:font-size-asian="12pt" style:font-size-complex="12pt"/>
    </style:style>
    <style:style style:name="P13" style:family="paragraph" style:parent-style-name="Standard" style:list-style-name="L10">
      <style:paragraph-properties fo:margin-left="0.9898in" fo:margin-right="0in" fo:text-indent="0in" style:auto-text-indent="false"/>
      <style:text-properties style:font-name="Cabin" fo:font-size="12pt" style:font-size-asian="12pt" style:font-size-complex="12pt"/>
    </style:style>
    <style:style style:name="P14" style:family="paragraph" style:parent-style-name="Standard" style:list-style-name="L2">
      <style:paragraph-properties fo:margin-left="0.9898in" fo:margin-right="0in" fo:text-indent="0in" style:auto-text-indent="false"/>
      <style:text-properties style:font-name="Cabin" fo:font-size="12pt" style:font-size-asian="12pt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Cabi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Cabi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fr" fo:country="CH"/>
    </style:style>
    <style:style style:name="T6" style:family="text">
      <style:text-properties fo:language="fr" fo:country="CH" fo:font-weight="bold" style:font-weight-asian="bold" style:font-weight-complex="bold"/>
    </style:style>
    <style:style style:name="T7" style:family="text">
      <style:text-properties style:font-name="Cabin" fo:language="en" fo:country="G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02in" fo:text-indent="-0.25in" fo:margin-left="0.51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602in" fo:text-indent="-0.25in" fo:margin-left="0.76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102in" fo:text-indent="-0.25in" fo:margin-left="1.01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602in" fo:text-indent="-0.25in" fo:margin-left="1.26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102in" fo:text-indent="-0.25in" fo:margin-left="1.51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602in" fo:text-indent="-0.25in" fo:margin-left="1.76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102in" fo:text-indent="-0.25in" fo:margin-left="2.01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602in" fo:text-indent="-0.25in" fo:margin-left="2.26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102in" fo:text-indent="-0.25in" fo:margin-left="2.51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602in" fo:text-indent="-0.25in" fo:margin-left="2.7602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1ère page </text:span><text:span text:style-name="T9">(</text:span><text:span text:style-name="T8">Les anneaux)</text:span></text:p>
      <text:p text:style-name="P12"><text:span text:style-name="T3">Contribute to building a better world through sport</text:span></text:p>
      <text:list xml:id="list837955792" text:style-name="L10">
        <text:list-item>
          <text:p text:style-name="P13"><text:span text:style-name="T3">English</text:span></text:p>
        </text:list-item>
        <text:list-item>
          <text:p text:style-name="P13"><text:span text:style-name="T3">Français</text:span></text:p>
        </text:list-item>
        <text:list-item>
          <text:p text:style-name="P13"><text:span text:style-name="T3">Spanish</text:span></text:p>
        </text:list-item>
        <text:list-item>
          <text:p text:style-name="P13"><text:span text:style-name="T3">Portuguese</text:span></text:p>
        </text:list-item>
        <text:list-item>
          <text:p text:style-name="P13"><text:span text:style-name="T3">Chinese</text:span></text:p>
        </text:list-item>
        <text:list-item>
          <text:p text:style-name="P13"><text:span text:style-name="T3">Arabic</text:span></text:p>
        </text:list-item>
      </text:list>
      <text:p text:style-name="P15"><text:span text:style-name="T3"><text:tab/></text:span></text:p>
      <text:p text:style-name="P16"><text:span text:style-name="T4"><text:tab/>2ème page </text:span><text:span text:style-name="T8">(Activity Streams)</text:span></text:p>
      <text:p text:style-name="P16"><text:span text:style-name="T8"/></text:p>
      <text:list xml:id="list1727356907" text:style-name="L2">
        <text:list-item>
          <text:p text:style-name="P14"><text:span text:style-name="T3">Health though sport</text:span></text:p>
        </text:list-item>
        <text:list-item>
          <text:p text:style-name="P14">Education though sport</text:p>
        </text:list-item>
        <text:list-item>
          <text:p text:style-name="P14">Development through sport</text:p>
        </text:list-item>
        <text:list-item>
          <text:p text:style-name="P14">Peace through sport</text:p>
        </text:list-item>
        <text:list-item>
          <text:p text:style-name="P14">Inclusion through sport</text:p>
        </text:list-item>
        <text:list-item>
          <text:p text:style-name="P14">Environment in sport</text:p>
        </text:list-item>
        <text:list-item>
          <text:p text:style-name="P14">Culture and sport</text:p>
        </text:list-item>
      </text:list>
      <text:p text:style-name="P2"><text:span text:style-name="T5"><text:tab/></text:span></text:p>
      <text:p text:style-name="P1"><text:span text:style-name="T6"><text:tab/>3ème page </text:span><text:span text:style-name="T8">(Détail par Activity Stream)</text:span></text:p>
      <text:p text:style-name="P1"><text:span text:style-name="T8"/></text:p>
      <text:p text:style-name="P3"><text:span text:style-name="T3">Health though sport</text:span></text:p>
      <text:list xml:id="list1451190737" text:style-name="L3">
        <text:list-item>
          <text:p text:style-name="P5"><text:span text:style-name="T2">sexual harassment abuse;</text:span></text:p>
        </text:list-item>
        <text:list-item>
          <text:p text:style-name="P5"><text:span text:style-name="T2">healthy body image;</text:span></text:p>
        </text:list-item>
        <text:list-item>
          <text:p text:style-name="P5"><text:span text:style-name="T2">HIV &amp; AIDS prevention</text:span></text:p>
        </text:list-item>
      </text:list>
      <text:p text:style-name="P3"><text:span text:style-name="T3"/></text:p>
      <text:p text:style-name="P3"><text:span text:style-name="T3">Education though sport</text:span></text:p>
      <text:list xml:id="list1006055022" text:style-name="L4">
        <text:list-item>
          <text:p text:style-name="P6"><text:span text:style-name="T2">Olympic Values;</text:span></text:p>
        </text:list-item>
        <text:list-item>
          <text:p text:style-name="P6"><text:span text:style-name="T2">Ethical behaviour</text:span></text:p>
        </text:list-item>
      </text:list>
      <text:p text:style-name="P3"/>
      <text:p text:style-name="P3">Development through sport </text:p>
      <text:list xml:id="list179663666" text:style-name="L5">
        <text:list-item>
          <text:p text:style-name="P7"><text:span text:style-name="T2">community development</text:span></text:p>
        </text:list-item>
        <text:list-item>
          <text:p text:style-name="P7"><text:span text:style-name="T2">Giving is winning</text:span></text:p>
        </text:list-item>
      </text:list>
      <text:p text:style-name="P3"/>
      <text:p text:style-name="P3">Peace through sport</text:p>
      <text:list xml:id="list1703603713" text:style-name="L6">
        <text:list-item>
          <text:p text:style-name="P8">Olympic Truce</text:p>
        </text:list-item>
      </text:list>
      <text:p text:style-name="P3"/>
      <text:p text:style-name="P3">Inclusion through sport</text:p>
      <text:list xml:id="list342488652" text:style-name="L7">
        <text:list-item>
          <text:p text:style-name="P10"><text:span text:style-name="T7">Women in sport</text:span></text:p>
        </text:list-item>
      </text:list>
      <text:p text:style-name="P4"><text:span text:style-name="T1"/></text:p>
      <text:p text:style-name="P4"><text:span text:style-name="T1">Environment in sport</text:span></text:p>
      <text:list xml:id="list138892320" text:style-name="L8">
        <text:list-item>
          <text:p text:style-name="P11"><text:span text:style-name="T7">Sustainability</text:span></text:p>
        </text:list-item>
      </text:list>
      <text:p text:style-name="P4"><text:span text:style-name="T1"/></text:p>
      <text:p text:style-name="P4"><text:span text:style-name="T1">Culture and sport</text:span></text:p>
      <text:list xml:id="list148228089" text:style-name="L9">
        <text:list-item>
          <text:p text:style-name="P9">Donations to Olympic Museum</text:p>
        </text:list-item>
        <text:list-item>
          <text:p text:style-name="P9">Words of Olympian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Helvetica" svg:font-family="Helvetica"/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Banda Regular" svg:font-family="'Banda Regular'" style:font-pitch="variable"/>
    <style:font-face style:name="Cabin" svg:font-family="Cabi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Olivari</meta:initial-creator>
    <meta:creation-date>2012-03-22T11:58:07</meta:creation-date>
    <meta:printed-by>David Olivari</meta:printed-by>
    <meta:print-date>2012-03-22T12:13:03</meta:print-date>
    <meta:document-statistic meta:table-count="0" meta:image-count="0" meta:object-count="0" meta:page-count="1" meta:paragraph-count="38" meta:word-count="115" meta:character-count="714" meta:non-whitespace-character-count="642"/>
    <dc:date>2012-03-22T12:13:24</dc:date>
    <dc:creator>David Olivari</dc:creator>
    <meta:editing-duration>PT6S</meta:editing-duration>
    <meta:editing-cycles>1</meta:editing-cycles>
    <meta:generator>LibreOffice/3.4$Unix LibreOffice_project/340m1$Build-402</meta:generator>
  </office:meta>
</office:document-meta>
</file>